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3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6. Caso práctico 06 - Despliegue de Stable Diffusion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5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3">1. Introducción<text:tab/>3</text:span></text:a></text:p>
          <text:p text:style-name="P11"><text:a xlink:type="simple" xlink:href="#_vyhbfp4t666x" text:style-name="Index_20_Link" text:visited-style-name="Index_20_Link"><text:span text:style-name="T13">2. Pasos a seguir para ponerlo en marcha<text:tab/>3</text:span></text:a></text:p>
          <text:p text:style-name="P11"><text:a xlink:type="simple" xlink:href="#_72yv1gty1dke" text:style-name="Index_20_Link" text:visited-style-name="Index_20_Link"><text:span text:style-name="T13">3. Bibliografía<text:tab/>3</text:span></text:a></text:p>
        </text:index-body>
      </text:table-of-content>
      <text:p text:style-name="Standard"/>
      <text:p text:style-name="P13"/>
      <text:p text:style-name="P14"><text:span text:style-name="T15">UD06. Caso práctico 06</text:span></text:p>
      <text:list xml:id="list1678319231" text:style-name="WWNum1">
        <text:list-item>
          <text:p text:style-name="P24"><text:bookmark text:name="_dbh0n1vac4c8"/>Introducción</text:p>
        </text:list-item>
      </text:list>
      <text:p text:style-name="P19"><text:span text:style-name="T11"><text:s/>❕</text:span><text:span text:style-name="T12"> </text:span><text:span text:style-name="T10">Atención: </text:span>para este caso práctico necesitarás una buena CPU, una buena GPU, al menos 16 GB de RAM y 30 GB de espacio disponible. <text:span text:style-name="T18">Si no es así, no intentes realizar el caso práctico.</text:span></text:p>
      <text:p text:style-name="P10">Stable Diffusion es un motor de inteligencia artificial que permite crear imágenes a partir de texto. Este motor y sus modelos están liberados y pueden ser instalados con relativa facilidad siguiendo los pasos de su propia documentación <text:a xlink:type="simple" xlink:href="https://stable-diffusion-ui.github.io/docs/installation/" text:style-name="ListLabel_20_10" text:visited-style-name="ListLabel_20_10"><text:span text:style-name="T19">https://stable-diffusion-ui.github.io/docs/installation/</text:span></text:a></text:p>
      <text:p text:style-name="P10">En este caso práctico vamos a intentar lanzar Stable Diffusion completamente desde un fichero “docker-compose.yml” propuesta en: <text:a xlink:type="simple" xlink:href="https://github.com/AbdBarho/stable-diffusion-webui-docker" text:style-name="ListLabel_20_10" text:visited-style-name="ListLabel_20_10"><text:span text:style-name="T19">https://github.com/AbdBarho/stable-diffusion-webui-docker</text:span></text:a></text:p>
      <text:list xml:id="list151649656223139" text:continue-numbering="true" text:style-name="WWNum1">
        <text:list-item>
          <text:p text:style-name="P25"><text:bookmark text:name="_vyhbfp4t666x"/>Pasos a seguir para ponerlo en marcha</text:p>
        </text:list-item>
      </text:list>
      <text:p text:style-name="Standard">Para la puesta en marcha seguiremos los pasos propuestos en <text:a xlink:type="simple" xlink:href="https://github.com/AbdBarho/stable-diffusion-webui-docker/wiki/Setup" text:style-name="ListLabel_20_10" text:visited-style-name="ListLabel_20_10"><text:span text:style-name="T19">https://github.com/AbdBarho/stable-diffusion-webui-docker/wiki/Setup</text:span></text:a></text:p>
      <text:p text:style-name="Standard">En primer lugar, clonamos el repositorio (en el curso proporcionamos un zip)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git </text:span><text:span text:style-name="T22">clone</text:span><text:span text:style-name="T20"> https://github.com/AbdBarho/stable-diffusion-webui-docker.git</text:span></text:p>
          </table:table-cell>
        </table:table-row>
      </table:table>
      <text:p text:style-name="Standard">Tras ello realizaremos dos operaciones.</text:p>
      <text:p text:style-name="Standard">En la primera descargaremos lo necesario para poner en marcha el sistema. La ejecutaremos de la siguiente form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1">docker compose --profile download up --build</text:span></text:p>
          </table:table-cell>
        </table:table-row>
      </table:table>
      <text:p text:style-name="Standard">Tras ello, habrá que realizar el siguiente comando, cambiando [<text:span text:style-name="T10">UI]</text:span> por el tipo de interfaz que queramos configurar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1">docker compose --profile [ui] up --build</text:span></text:p>
          </table:table-cell>
        </table:table-row>
      </table:table>
      <text:p text:style-name="Standard">Las interfaces disponibles son:</text:p>
      <text:list xml:id="list3638327093" text:style-name="WWNum2">
        <text:list-item>
          <text:p text:style-name="P21"><text:span text:style-name="T10">auto</text:span>: El fork más popular, con muchas funciones y una interfaz limpia. Repositorio de AUTOMATIC1111.</text:p>
        </text:list-item>
        <text:list-item>
          <text:p text:style-name="P22"><text:span text:style-name="T10">auto-cpu</text:span>: Versión para usuarios sin GPU.</text:p>
        </text:list-item>
        <text:list-item>
          <text:p text:style-name="P23"><text:span text:style-name="T10">comfy</text:span>: Interfaz basada en gráficos por nodos, muy potente. Repositorio de comfyanonymous.</text:p>
        </text:list-item>
      </text:list>
      <text:p text:style-name="Standard">Por ejemplo, si queremos configurar la interfaz auto-cpu (sin apoyo GPU)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1">docker compose --profile auto-cpu up --build</text:span></text:p>
          </table:table-cell>
        </table:table-row>
      </table:table>
      <text:p text:style-name="Standard"/>
      <text:p text:style-name="Standard">Finalizado este proceso, tendremos disponible Stable Diffusion en <text:a xlink:type="simple" xlink:href="http://localhost:7860/" text:style-name="ListLabel_20_10" text:visited-style-name="ListLabel_20_10"><text:span text:style-name="T19">http://localhost:7860/</text:span></text:a></text:p>
      <text:list xml:id="list151650043573490" text:continue-list="list151649656223139" text:style-name="WWNum1">
        <text:list-item>
          <text:p text:style-name="P25"><text:bookmark text:name="_72yv1gty1dke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8">[2] Docker Compose Docs <text:a xlink:type="simple" xlink:href="https://docs.docker.com/compose/" text:style-name="ListLabel_20_10" text:visited-style-name="ListLabel_20_10"><text:span text:style-name="T19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6</text:span></text:p>
      </style:header>
      <style:footer>
        <text:p text:style-name="MP4"><text:span text:style-name="MT1">Curso Introducción a Docker<text:tab/><text:tab/>UD06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1" meta:paragraph-count="41" meta:word-count="387" meta:character-count="2688" meta:non-whitespace-character-count="2344"/>
    <meta:generator>LibreOfficeDev/6.0.5.2$Linux_X86_64 LibreOffice_project/</meta:generator>
  </office:meta>
</office:document-meta>
</file>